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LLANEZ CUSI, LEYDI GLADY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LTO SIHUAS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ONEDORAS S.A.C.</text:span></text:p>
            <text:p text:style-name="P7">Lin.Genet(Ped.1):<text:span text:style-name="T4">POLLOS BB</text:span></text:p>
            <text:p text:style-name="P7">Cant.Cajas(Ped 1):<text:span text:style-name="T4">8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8-17T02:55:0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